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Policepardéfaut" style:family="text">
      <style:text-properties fo:color="#FF0000"/>
    </style:style>
    <style:style style:name="T4" style:parent-style-name="Policepardéfaut" style:family="text">
      <style:text-properties fo:color="#FF0000"/>
    </style:style>
    <style:style style:name="T5" style:parent-style-name="Policepardéfaut" style:family="text">
      <style:text-properties fo:color="#FF0000"/>
    </style:style>
    <style:style style:name="T6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color="#FF0000"/>
    </style:style>
    <style:style style:name="T9" style:parent-style-name="Policepardéfaut" style:family="text">
      <style:text-properties fo:color="#FF0000"/>
    </style:style>
    <style:style style:name="T10" style:parent-style-name="Policepardéfaut" style:family="text">
      <style:text-properties fo:color="#FF0000"/>
    </style:style>
    <style:style style:name="P1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12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3" style:parent-style-name="Policepardéfaut" style:family="text">
      <style:text-properties fo:color="#FF0000"/>
    </style:style>
    <style:style style:name="T14" style:parent-style-name="Policepardéfaut" style:family="text">
      <style:text-properties fo:color="#FF0000"/>
    </style:style>
    <style:style style:name="T15" style:parent-style-name="Policepardéfaut" style:family="text">
      <style:text-properties fo:color="#FF0000"/>
    </style:style>
    <style:style style:name="T16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7" style:parent-style-name="Policepardéfaut" style:family="text">
      <style:text-properties fo:color="#FF0000"/>
    </style:style>
    <style:style style:name="T18" style:parent-style-name="Policepardéfaut" style:family="text">
      <style:text-properties fo:color="#FF0000"/>
    </style:style>
    <style:style style:name="T19" style:parent-style-name="Policepardéfaut" style:family="text">
      <style:text-properties fo:color="#FF0000"/>
    </style:style>
    <style:style style:name="P2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21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22" style:parent-style-name="Policepardéfaut" style:family="text">
      <style:text-properties fo:color="#FF0000"/>
    </style:style>
    <style:style style:name="T23" style:parent-style-name="Policepardéfaut" style:family="text">
      <style:text-properties fo:color="#FF0000"/>
    </style:style>
    <style:style style:name="T24" style:parent-style-name="Policepardéfaut" style:family="text">
      <style:text-properties fo:color="#FF0000"/>
    </style:style>
    <style:style style:name="T25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26" style:parent-style-name="Policepardéfaut" style:family="text">
      <style:text-properties fo:color="#FF0000"/>
    </style:style>
    <style:style style:name="T27" style:parent-style-name="Policepardéfaut" style:family="text">
      <style:text-properties fo:color="#FF0000"/>
    </style:style>
    <style:style style:name="T28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Policepardéfaut" style:family="text">
      <style:text-properties fo:color="#FF0000"/>
    </style:style>
    <style:style style:name="T30" style:parent-style-name="Policepardéfaut" style:family="text">
      <style:text-properties fo:color="#FF0000"/>
    </style:style>
    <style:style style:name="T31" style:parent-style-name="Policepardéfaut" style:family="text">
      <style:text-properties fo:color="#FF0000"/>
    </style:style>
    <style:style style:name="T32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Policepardéfaut" style:family="text">
      <style:text-properties fo:color="#FF0000"/>
    </style:style>
    <style:style style:name="T34" style:parent-style-name="Policepardéfaut" style:family="text">
      <style:text-properties fo:color="#FF0000"/>
    </style:style>
    <style:style style:name="T35" style:parent-style-name="Policepardéfaut" style:family="text">
      <style:text-properties fo:color="#FF0000"/>
    </style:style>
    <style:style style:name="T36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37" style:parent-style-name="Policepardéfaut" style:family="text">
      <style:text-properties fo:color="#FF0000"/>
    </style:style>
    <style:style style:name="T38" style:parent-style-name="Policepardéfaut" style:family="text">
      <style:text-properties fo:color="#FF0000"/>
    </style:style>
    <style:style style:name="T39" style:parent-style-name="Policepardéfaut" style:family="text">
      <style:text-properties fo:color="#FF0000"/>
    </style:style>
    <style:style style:name="T40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41" style:parent-style-name="Policepardéfaut" style:family="text">
      <style:text-properties fo:color="#FF0000"/>
    </style:style>
    <style:style style:name="T42" style:parent-style-name="Policepardéfaut" style:family="text">
      <style:text-properties fo:color="#FF0000"/>
    </style:style>
    <style:style style:name="T43" style:parent-style-name="Policepardéfaut" style:family="text">
      <style:text-properties fo:color="#FF0000"/>
    </style:style>
    <style:style style:name="T44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45" style:parent-style-name="Policepardéfaut" style:family="text">
      <style:text-properties fo:color="#FF0000"/>
    </style:style>
    <style:style style:name="T46" style:parent-style-name="Policepardéfaut" style:family="text">
      <style:text-properties fo:color="#FF0000"/>
    </style:style>
    <style:style style:name="T47" style:parent-style-name="Policepardéfaut" style:family="text">
      <style:text-properties fo:color="#FF0000"/>
    </style:style>
    <style:style style:name="T48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49" style:parent-style-name="Policepardéfaut" style:family="text">
      <style:text-properties fo:color="#FF0000"/>
    </style:style>
    <style:style style:name="T50" style:parent-style-name="Policepardéfaut" style:family="text">
      <style:text-properties fo:color="#FF0000"/>
    </style:style>
    <style:style style:name="T51" style:parent-style-name="Policepardéfaut" style:family="text">
      <style:text-properties fo:color="#FF0000"/>
    </style:style>
    <style:style style:name="P52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</office:automatic-styles>
  <office:body>
    <office:text text:use-soft-page-breaks="true">
      <text:p text:style-name="P1">FORMATION DEV ABBEVILLE (stage 30 janvier 27 février)</text:p>
      <text:h text:style-name="Titre1" text:outline-level="1"/>
      <text:p text:style-name="En-têtedetabledesmatières"/>
      <text:p text:style-name="Normal"><text:span text:style-name="T2"><text:s/>Delphine</text:span> (ILM informatique, baie de somme habitat… ?? demande cv et lettre de motivation) (Pas de stage)<text:s/><text:span text:style-name="T3">cake design.</text:span></text:p>
      <text:p text:style-name="Normal"><text:span text:style-name="T4">Présentation du projet : (</text:span>cahier des charges bien établie complet OK, charte graphique à revoir, Maquette WIREFRAME bonne structuration, Maquette GRAPHIQUE bon retour utilisateur plus voir les couleurs du site). <text:s/></text:p>
      <text:p text:style-name="Normal"/>
      <text:p text:style-name="Normal"><text:span text:style-name="T5">Visio :</text:span><text:s/>Maquettage WIREFRAME ()</text:p>
      <text:p text:style-name="Normal"><text:a xlink:href="mailto:delsennedelphine@gmail.com" office:target-frame-name="_top" xlink:show="replace"><text:span text:style-name="Lienhypertexte">delsennedelphine@gmail.com</text:span></text:a></text:p>
      <text:p text:style-name="Normal"/>
      <text:p text:style-name="Normal"><text:span text:style-name="T6">Alex</text:span><text:span text:style-name="T7"><text:s/></text:span>(pas de stage) attend réponse (sogi) Mairie refus.<text:s/><text:span text:style-name="T8">Montagne.</text:span></text:p>
      <text:p text:style-name="Normal"><text:span text:style-name="T9">Présentation du projet :<text:s/></text:span>(*Cahier des charges, structuration à voir SOMMAIRE, Charte graphique Maquette WIREFRAME ok, Maquette GRAPHIQUE ok bonne cohésion de couleurs ).</text:p>
      <text:p text:style-name="Normal"/>
      <text:p text:style-name="Normal"><text:span text:style-name="T10">Visio :<text:s/></text:span>Maquettage WIREFRAME ()</text:p>
      <text:p text:style-name="Normal"><text:a xlink:href="mailto:Alex_roquigny@hotmail.fr" office:target-frame-name="_top" xlink:show="replace"><text:span text:style-name="Lienhypertexte">Alex_roquigny@hotmail.fr</text:span></text:a></text:p>
      <text:p text:style-name="P11"/>
      <text:p text:style-name="Normal"><text:span text:style-name="T12">Florian</text:span><text:s/>(stage OK AMIENS (EMMA forme) » avoir les feuilles convention ») ??? <text:s text:c="2"/><text:span text:style-name="T13">Photo animale.</text:span></text:p>
      <text:p text:style-name="Normal"><text:span text:style-name="T14">Présentation du projet :<text:s/></text:span>(*Cahier des charges faire une table des matières, Charte GRAPHIQUE à retravailler, Maquette WIREFRAME OK, Maquette GRAPHIQUE, retravailler les boutons menus ).</text:p>
      <text:p text:style-name="Normal"><text:span text:style-name="T15">Visio :<text:s/></text:span>Maquettage WIREFRAME ()</text:p>
      <text:p text:style-name="Normal"><text:a xlink:href="mailto:Florian.luchembled@gmail.com" office:target-frame-name="_top" xlink:show="replace"><text:span text:style-name="Lienhypertexte">Florian.luchembled@gmail.com</text:span></text:a></text:p>
      <text:p text:style-name="Normal"/>
      <text:p text:style-name="Normal"><text:span text:style-name="T16">Nicolas</text:span><text:s/>(pas de stage) ???<text:span text:style-name="T17"><text:s text:c="2"/>Mobil home.</text:span></text:p>
      <text:p text:style-name="Normal"><text:span text:style-name="T18">Présentation du projet </text:span>: ( cahier des charges ( utilisé *une mise en page* sommaire, charte graphique , Maquette WIREFRAME ( bonne structure dans l’ensemble ), maquette GRAPHIQUE ( voir couleur pour remplacer le blanc voir gris cailloux *thèmes de la mers * ) Responsive photo gallérie à avoir slider voir image cohérence dans la formes. <text:s/></text:p>
      <text:soft-page-break/>
      <text:p text:style-name="Normal"><text:span text:style-name="T19">Visio :<text:s/></text:span>Maquettage WIREFRAME (bon travail sur les quatre pages à voir pour page contact cool to action)</text:p>
      <text:p text:style-name="Normal"><text:a xlink:href="mailto:Nicolas.guerville@outloock.com" office:target-frame-name="_top" xlink:show="replace"><text:span text:style-name="Lienhypertexte">Nicolas.guerville@outloock.com</text:span></text:a></text:p>
      <text:p text:style-name="P20"/>
      <text:p text:style-name="Normal"><text:span text:style-name="T21">Yamina</text:span><text:s/>(ODA) ???<text:s/><text:span text:style-name="T22">institué de beauté.</text:span></text:p>
      <text:p text:style-name="Normal"><text:span text:style-name="T23">Présentation du projet :<text:s/></text:span>(*A revoir tout le concept du travaille maquettage ) <text:s text:c="2"/></text:p>
      <text:p text:style-name="Normal"/>
      <text:p text:style-name="Normal"><text:span text:style-name="T24">Visio :<text:s/></text:span>Maquettage WIREFRAME (voir page 1)</text:p>
      <text:p text:style-name="Normal"><text:a xlink:href="mailto:yaminasddadi@sfr.fr" office:target-frame-name="_top" xlink:show="replace"><text:span text:style-name="Lienhypertexte">yaminasddadi@sfr.fr</text:span></text:a></text:p>
      <text:p text:style-name="Normal"/>
      <text:p text:style-name="Normal"><text:span text:style-name="T25">Nathalie</text:span><text:s/>(pas de stage) ?<text:s/><text:span text:style-name="T26">table basse.</text:span></text:p>
      <text:p text:style-name="Normal"><text:span text:style-name="T27">Visio :<text:s/></text:span>Maquettage WIREFRAME (travailler la globalité de la structure)</text:p>
      <text:p text:style-name="Normal"><text:a xlink:href="mailto:Lielie-lya20@laposte.net" office:target-frame-name="_top" xlink:show="replace"><text:span text:style-name="Lienhypertexte">Lielie-lya20@laposte.net</text:span></text:a></text:p>
      <text:p text:style-name="Normal"/>
      <text:p text:style-name="Normal"/>
      <text:p text:style-name="Normal"><text:span text:style-name="T28">Leo<text:s/></text:span>(pas de stage) ?<text:s/><text:span text:style-name="T29">tournois smash brosh. (Piste)</text:span></text:p>
      <text:p text:style-name="Normal"><text:span text:style-name="T30">Présentation du projet : (</text:span>cahier des charges bien structuré, Maquette WIREFRAME *attention avec le contraste de couleurs*,). <text:s text:c="2"/></text:p>
      <text:p text:style-name="Normal"/>
      <text:p text:style-name="Normal"><text:span text:style-name="T31">Visio :<text:s/></text:span>Maquettage WIREFRAME (structuration de la page une)</text:p>
      <text:p text:style-name="Normal"><text:a xlink:href="mailto:leojorand280302@gmail.com" office:target-frame-name="_top" xlink:show="replace"><text:span text:style-name="Lienhypertexte">leojorand280302@gmail.com</text:span></text:a></text:p>
      <text:p text:style-name="Normal"/>
      <text:p text:style-name="Normal"><text:span text:style-name="T32">Alan<text:s/></text:span>(pas de stage) ?<text:s/><text:span text:style-name="T33">ankama dofus... (Piste)</text:span></text:p>
      <text:p text:style-name="Normal"><text:span text:style-name="T34">Présentation du projet : <text:s/></text:span>( cahier des charges bien établie complet OK,** manque couleurs et voir pour télécharger la typo ROBOTO**, Maquette WIREFRAME bien structuré, voir pour travaillé sur une parallaxe pour les pages, Maquette GRAPHIQUE, projection du site ( travaille complexe aux niveau du positionnement ) <text:s text:c="2"/></text:p>
      <text:p text:style-name="Normal"><text:span text:style-name="T35">Visio :<text:s/></text:span>Maquettage WIREFRAME (maquettage bien structuré travailler sur responsive)</text:p>
      <text:p text:style-name="Normal"><text:a xlink:href="mailto:Allan.80100@gmail.com" office:target-frame-name="_top" xlink:show="replace"><text:span text:style-name="Lienhypertexte">Allan.80100@gmail.com</text:span></text:a></text:p>
      <text:p text:style-name="Normal"/>
      <text:p text:style-name="Normal"><text:span text:style-name="T36">Stéphane</text:span><text:s/>(ok freelance) ???<text:s/><text:span text:style-name="T37">assasin Creed.</text:span></text:p>
      <text:soft-page-break/>
      <text:p text:style-name="Normal"><text:span text:style-name="T38">Présentation du projet :<text:s/></text:span>(*Travail en DUO avec Philippe) <text:s text:c="2"/></text:p>
      <text:p text:style-name="Normal"/>
      <text:p text:style-name="Normal"><text:span text:style-name="T39">Visio :<text:s/></text:span>Maquettage WIREFRAME (ok pour première page voir footer et construction deuxième page)</text:p>
      <text:p text:style-name="Normal"><text:a xlink:href="mailto:Tetef80100@gmail.com" office:target-frame-name="_top" xlink:show="replace"><text:span text:style-name="Lienhypertexte">Tetef80100@gmail.com</text:span></text:a></text:p>
      <text:p text:style-name="Normal"/>
      <text:p text:style-name="Normal"><text:span text:style-name="T40">Philippe</text:span><text:s/>(stage OK, freelance CMS) boitier<text:span text:style-name="T41"><text:s/>poste.</text:span></text:p>
      <text:p text:style-name="Normal"><text:span text:style-name="T42">Présentation du projet :<text:s/></text:span>(*Maquette WIREFRAME bien détaillé, prototypage OK, Page déconnexion rajouter, structure correcte, travail ambition, plus ajout de modalité de paiement.) <text:s text:c="2"/></text:p>
      <text:p text:style-name="Normal"/>
      <text:p text:style-name="Normal"><text:span text:style-name="T43">Visio :<text:s/></text:span>Maquettage WIREFRAME (Ok voir pour prototypage et page de déconnexion)</text:p>
      <text:p text:style-name="Normal"><text:a xlink:href="mailto:Ph80550@gmail.com" office:target-frame-name="_top" xlink:show="replace"><text:span text:style-name="Lienhypertexte">Ph80550@gmail.com</text:span></text:a></text:p>
      <text:p text:style-name="Normal"/>
      <text:p text:style-name="Normal"><text:span text:style-name="T44">Sébastien</text:span><text:s/>(pas de stage)<text:s/><text:span text:style-name="T45">Fifa.</text:span></text:p>
      <text:p text:style-name="Normal"><text:span text:style-name="T46">Présentation du projet : <text:s/></text:span>Retravailler charte graphique, Maquette WIREFRAME ok, Maquette GRAPHIQUE ( voir footer, scroll )</text:p>
      <text:p text:style-name="Normal"><text:span text:style-name="T47">Visio :<text:s/></text:span>Maquettage WIREFRAME (maquettage à finir)</text:p>
      <text:p text:style-name="Normal">Fseb08@gmail.com</text:p>
      <text:p text:style-name="Normal"/>
      <text:p text:style-name="Normal"><text:span text:style-name="T48">Tom<text:s/></text:span>(pas de stage)<text:s/><text:span text:style-name="T49">rocket League.</text:span></text:p>
      <text:p text:style-name="Normal"><text:span text:style-name="T50">Présentation du projet : <text:s/></text:span>(*Revoir présentation du cahier des charges*, Maquette WIREFRAME OK, à voir l’explication du projet, Maquette GRAPHIQUE OK. ) <text:s text:c="2"/></text:p>
      <text:p text:style-name="Normal"/>
      <text:p text:style-name="Normal"><text:span text:style-name="T51">Visio :<text:s/></text:span>Maquettage WIREFRAME (maquettage ok à développer)</text:p>
      <text:p text:style-name="Normal"><text:a xlink:href="mailto:tomeuville@gmail.com" office:target-frame-name="_top" xlink:show="replace"><text:span text:style-name="Lienhypertexte">tomeuville@gmail.com</text:span></text:a></text:p>
      <text:p text:style-name="Normal"/>
      <text:p text:style-name="Normal">Voir lézard graphique et S.Y.D et à Etaples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2">GROUPE PROJET LANDDING PAGE</text:p>
      <text:p text:style-name="Normal"/>
      <text:p text:style-name="Normal"/>
      <text:p text:style-name="Normal">Groupe 1 : Alex, Alan, stephane : voyage</text:p>
      <text:p text:style-name="Normal"/>
      <text:p text:style-name="Normal">Groupe 2 : Florian,<text:s/>Philippe : location de voiture</text:p>
      <text:p text:style-name="Normal"/>
      <text:p text:style-name="Normal">Groupe 3 : Nicolas, Sebastien : <text:s/>sports</text:p>
      <text:p text:style-name="Normal"/>
      <text:p text:style-name="Normal">Groupe 5 : yamina, delphine, nathalie : restaurant</text:p>
      <text:p text:style-name="Normal"/>
      <text:p text:style-name="Normal">Groupe 6 : tom, léo : site de rencontre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line-height="103%"/>
      <style:text-properties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omas darras</meta:initial-creator>
    <dc:creator>thomas darras</dc:creator>
    <meta:creation-date>2023-01-09T07:52:00Z</meta:creation-date>
    <dc:date>2023-01-20T10:20:00Z</dc:date>
    <meta:template xlink:href="Normal" xlink:type="simple"/>
    <meta:editing-cycles>24</meta:editing-cycles>
    <meta:editing-duration>PT149160S</meta:editing-duration>
    <meta:document-statistic meta:page-count="4" meta:paragraph-count="9" meta:word-count="700" meta:character-count="4544" meta:row-count="32" meta:non-whitespace-character-count="3853"/>
  </office:meta>
</office:document-meta>
</file>